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08cm" fo:min-width="4.262cm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608cm" fo:min-width="4.262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2.608cm" fo:min-width="4.262cm"/>
      <style:paragraph-properties style:writing-mode="lr-tb"/>
    </style:style>
    <style:style style:name="gr5" style:family="graphic" style:parent-style-name="standard">
      <style:graphic-properties svg:stroke-color="#000000" draw:fill-color="#ff0000" draw:textarea-horizontal-align="justify" draw:textarea-vertical-align="middle" draw:auto-grow-height="false" fo:min-height="2.608cm" fo:min-width="4.262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2.608cm" fo:min-width="4.89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95cm" fo:min-width="3.058cm"/>
      <style:paragraph-properties style:writing-mode="lr-tb"/>
    </style:style>
    <style:style style:name="gr13" style:family="graphic" style:parent-style-name="standard">
      <style:graphic-properties svg:stroke-color="#000000" draw:fill-color="#ff4000" draw:textarea-horizontal-align="justify" draw:textarea-vertical-align="middle" draw:auto-grow-height="false" fo:min-height="2.925cm" fo:min-width="3.945cm"/>
      <style:paragraph-properties style:writing-mode="lr-tb"/>
    </style:style>
    <style:style style:name="gr14" style:family="graphic" style:parent-style-name="standard">
      <style:graphic-properties svg:stroke-color="#000000" draw:fill-color="#bf819e" draw:textarea-horizontal-align="justify" draw:textarea-vertical-align="middle" draw:auto-grow-height="false" fo:min-height="3.878cm" fo:min-width="4.898cm"/>
      <style:paragraph-properties style:writing-mode="lr-tb"/>
    </style:style>
    <style:style style:name="gr15" style:family="graphic" style:parent-style-name="standard">
      <style:graphic-properties svg:stroke-color="#000000" draw:fill-color="#bf819e" draw:textarea-horizontal-align="justify" draw:textarea-vertical-align="middle" draw:auto-grow-height="false" fo:min-height="2.513cm" fo:min-width="3.628cm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objectwithoutfill">
      <style:graphic-properties draw:marker-end="Arrowheads_20_7" draw:marker-end-width="0.3cm" draw:fill="none" draw:textarea-vertical-align="middle"/>
    </style:style>
    <style:style style:name="gr18" style:family="graphic" style:parent-style-name="objectwithoutfill">
      <style:graphic-properties draw:marker-end="Arrowheads_20_8" draw:marker-end-width="0.3cm" draw:fill="none" draw:textarea-vertical-align="middle"/>
    </style:style>
    <style:style style:name="gr19" style:family="graphic" style:parent-style-name="objectwithoutfill">
      <style:graphic-properties draw:marker-end="Arrowheads_20_9" draw:marker-end-width="0.3cm" draw:fill="none" draw:textarea-vertical-align="middle"/>
    </style:style>
    <style:style style:name="gr20" style:family="graphic" style:parent-style-name="objectwithoutfill">
      <style:graphic-properties draw:marker-end="Arrowheads_20_10" draw:marker-end-width="0.3cm" draw:fill="none" draw:textarea-vertical-align="middle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objectwithoutfill">
      <style:graphic-properties draw:marker-end="Arrowheads_20_12" draw:marker-end-width="0.3cm" draw:fill="none" draw:textarea-vertical-align="middle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objectwithoutfill">
      <style:graphic-properties draw:marker-end="Arrowheads_20_14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6" style:family="graphic" style:parent-style-name="standard">
      <style:graphic-properties svg:stroke-color="#000000" draw:fill-color="#e0c2cd" draw:textarea-horizontal-align="justify" draw:textarea-vertical-align="middle" draw:auto-grow-height="false" fo:min-height="2.608cm" fo:min-width="4.897cm"/>
      <style:paragraph-properties style:writing-mode="lr-tb"/>
    </style:style>
    <style:style style:name="gr27" style:family="graphic" style:parent-style-name="standard">
      <style:graphic-properties svg:stroke-color="#000000" draw:fill-color="#ff0000" draw:textarea-horizontal-align="justify" draw:textarea-vertical-align="middle" draw:auto-grow-height="false" fo:min-height="2.608cm" fo:min-width="4.897cm"/>
      <style:paragraph-properties style:writing-mode="lr-tb"/>
    </style:style>
    <style:style style:name="gr28" style:family="graphic" style:parent-style-name="objectwithoutfill">
      <style:graphic-properties draw:marker-end="Arrowheads_20_15" draw:marker-end-width="0.3cm" draw:fill="none" draw:textarea-vertical-align="middle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objectwithoutfill">
      <style:graphic-properties draw:marker-end="Arrowheads_20_17" draw:marker-end-width="0.3cm" draw:fill="none" draw:textarea-vertical-align="middle"/>
    </style:style>
    <style:style style:name="gr31" style:family="graphic" style:parent-style-name="standard">
      <style:graphic-properties svg:stroke-color="#000000" draw:fill-color="#ff0000" draw:textarea-horizontal-align="justify" draw:textarea-vertical-align="middle" draw:auto-grow-height="false" fo:min-height="3.56cm" fo:min-width="6.167cm"/>
      <style:paragraph-properties style:writing-mode="lr-tb"/>
    </style:style>
    <style:style style:name="gr32" style:family="graphic" style:parent-style-name="objectwithoutfill">
      <style:graphic-properties draw:marker-end="Arrowheads_20_18" draw:marker-end-width="0.3cm" draw:fill="none" draw:textarea-vertical-align="middle"/>
    </style:style>
    <style:style style:name="gr33" style:family="graphic" style:parent-style-name="objectwithoutfill">
      <style:graphic-properties draw:marker-end="Arrowheads_20_19" draw:marker-end-width="0.3cm" draw:fill="none" draw:textarea-vertical-align="middle"/>
    </style:style>
    <style:style style:name="gr34" style:family="graphic" style:parent-style-name="objectwithoutfill">
      <style:graphic-properties draw:marker-end="Arrowheads_20_20" draw:marker-end-width="0.3cm" draw:fill="none" draw:textarea-vertical-align="middle"/>
    </style:style>
    <style:style style:name="gr35" style:family="graphic" style:parent-style-name="objectwithoutfill">
      <style:graphic-properties draw:marker-end="Arrowheads_20_21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bf819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4000"/>
      <style:paragraph-properties fo:text-align="center"/>
    </style:style>
    <style:style style:name="P9" style:family="paragraph">
      <loext:graphic-properties draw:fill-color="#e0c2c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29cm" svg:height="0.962cm" svg:x="1.317cm" svg:y="1.317cm">
          <draw:text-box>
            <text:p>Create Background Box</text:p>
          </draw:text-box>
        </draw:frame>
        <draw:custom-shape draw:style-name="gr2" draw:text-style-name="P2" draw:layer="layout" svg:width="4.762cm" svg:height="2.858cm" svg:x="1.635cm" svg:y="2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762cm" svg:height="2.858cm" svg:x="1.635cm" svg:y="2.587cm">
          <text:p text:style-name="P2">Get Terminal Width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4.762cm" svg:height="2.858cm" svg:x="1.635cm" svg:y="9.254cm">
          <text:p text:style-name="P4">Get Terminal height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4.762cm" svg:height="2.858cm" svg:x="7.985cm" svg:y="9.254cm">
          <text:p text:style-name="P2">build box, then add version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4.762cm" svg:height="2.858cm" svg:x="14.97cm" svg:y="9.255cm">
          <text:p text:style-name="P2">add stream count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762cm" svg:height="2.858cm" svg:x="15.287cm" svg:y="15.287cm">
          <text:p text:style-name="P2">Init resize callback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.016cm" svg:y1="5.445cm" svg:x2="4.016cm" svg:y2="9.254cm" draw:start-shape="id1" draw:start-glue-point="2" draw:end-shape="id2" draw:end-glue-point="0" svg:d="M4016 5445v3809" svg:viewBox="0 0 1 3810">
          <text:p/>
        </draw:connector>
        <draw:connector draw:style-name="gr7" draw:text-style-name="P7" draw:layer="layout" draw:type="line" svg:x1="6.397cm" svg:y1="10.683cm" svg:x2="7.985cm" svg:y2="10.683cm" draw:start-shape="id2" draw:start-glue-point="1" draw:end-shape="id3" svg:d="M6397 10683h1588" svg:viewBox="0 0 1589 1">
          <text:p/>
        </draw:connector>
        <draw:connector draw:style-name="gr8" draw:text-style-name="P7" draw:layer="layout" draw:type="line" svg:x1="12.747cm" svg:y1="10.683cm" svg:x2="14.97cm" svg:y2="10.684cm" draw:start-shape="id3" draw:start-glue-point="1" draw:end-shape="id4" draw:end-glue-point="3" svg:d="M12747 10683l2223 1" svg:viewBox="0 0 2224 2">
          <text:p/>
        </draw:connector>
        <draw:connector draw:style-name="gr9" draw:text-style-name="P7" draw:layer="layout" draw:type="line" svg:x1="17.351cm" svg:y1="12.113cm" svg:x2="17.668cm" svg:y2="15.287cm" draw:start-shape="id4" draw:start-glue-point="2" draw:end-shape="id5" draw:end-glue-point="0" svg:d="M17351 12113l317 3174" svg:viewBox="0 0 318 3175">
          <text:p/>
        </draw:connector>
      </draw:page>
      <draw:page draw:name="page2" draw:style-name="dp1" draw:master-page-name="Default">
        <draw:frame draw:style-name="gr10" draw:text-style-name="P1" draw:layer="layout" svg:width="6.985cm" svg:height="0.962cm" svg:x="1.317cm" svg:y="1.317cm">
          <draw:text-box>
            <text:p>Create Stream Boxes</text:p>
          </draw:text-box>
        </draw:frame>
        <draw:custom-shape draw:style-name="gr11" draw:text-style-name="P3" xml:id="id6" draw:id="id6" draw:layer="layout" svg:width="5.397cm" svg:height="2.858cm" svg:x="1.635cm" svg:y="3.222cm">
          <text:p text:style-name="P2">get background box</text:p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6.35cm" svg:height="2.223cm" svg:x="7.985cm" svg:y="3.857cm">
          <text:p text:style-name="P2">for each stream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8" xml:id="id8" draw:id="id8" draw:layer="layout" svg:width="4.445cm" svg:height="3.175cm" svg:x="15.922cm" svg:y="3.222cm">
          <text:p text:style-name="P2">done</text:p>
          <draw:enhanced-geometry svg:viewBox="0 0 21600 21600" draw:type="rectangle" draw:enhanced-path="M 0 0 L 21600 0 21600 21600 0 21600 0 0 Z N"/>
        </draw:custom-shape>
        <draw:custom-shape draw:style-name="gr14" draw:text-style-name="P5" xml:id="id9" draw:id="id9" draw:layer="layout" svg:width="5.398cm" svg:height="4.128cm" svg:x="2.587cm" svg:y="9.254cm">
          <text:p text:style-name="P2">Create Stream Container</text:p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5.398cm" svg:height="4.128cm" svg:x="2.587cm" svg:y="14.652cm">
          <text:p text:style-name="P2">Set name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" draw:id="id11" draw:layer="layout" svg:width="6.35cm" svg:height="2.223cm" svg:x="1.952cm" svg:y="20.367cm">
          <text:p text:style-name="P2">for each step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5" xml:id="id12" draw:id="id12" draw:layer="layout" svg:width="4.128cm" svg:height="2.763cm" svg:x="2.587cm" svg:y="24.177cm">
          <text:p text:style-name="P2">render visible Steps</text:p>
          <draw:enhanced-geometry svg:viewBox="0 0 21600 21600" draw:type="rectangle" draw:enhanced-path="M 0 0 L 21600 0 21600 21600 0 21600 0 0 Z N"/>
        </draw:custom-shape>
        <draw:custom-shape draw:style-name="gr15" draw:text-style-name="P5" xml:id="id13" draw:id="id13" draw:layer="layout" svg:width="4.128cm" svg:height="2.763cm" svg:x="10.842cm" svg:y="23.86cm">
          <text:p text:style-name="P2">display current operation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draw:type="line" svg:x1="7.032cm" svg:y1="4.651cm" svg:x2="8.778cm" svg:y2="4.969cm" draw:start-shape="id6" draw:start-glue-point="1" draw:end-shape="id7" draw:end-glue-point="6" svg:d="M7032 4651l1746 318" svg:viewBox="0 0 1747 319">
          <text:p/>
        </draw:connector>
        <draw:connector draw:style-name="gr17" draw:text-style-name="P7" draw:layer="layout" draw:type="line" svg:x1="13.542cm" svg:y1="4.969cm" svg:x2="15.922cm" svg:y2="4.809cm" draw:start-shape="id7" draw:start-glue-point="4" draw:end-shape="id8" draw:end-glue-point="3" svg:d="M13542 4969l2380-160" svg:viewBox="0 0 2381 161">
          <text:p/>
        </draw:connector>
        <draw:connector draw:style-name="gr18" draw:text-style-name="P7" draw:layer="layout" svg:x1="11.16cm" svg:y1="6.08cm" svg:x2="5.286cm" svg:y2="9.254cm" draw:start-shape="id7" draw:start-glue-point="5" draw:end-shape="id9" draw:end-glue-point="0" svg:d="M11160 6080v1587h-5874v1587" svg:viewBox="0 0 5875 3175">
          <text:p/>
        </draw:connector>
        <draw:connector draw:style-name="gr19" draw:text-style-name="P7" draw:layer="layout" svg:x1="5.286cm" svg:y1="13.382cm" svg:x2="5.286cm" svg:y2="14.652cm" draw:start-shape="id9" draw:start-glue-point="2" draw:end-shape="id10" draw:end-glue-point="0" svg:d="M5286 13382v1270" svg:viewBox="0 0 1 1271">
          <text:p/>
        </draw:connector>
        <draw:connector draw:style-name="gr20" draw:text-style-name="P7" draw:layer="layout" svg:x1="5.286cm" svg:y1="18.78cm" svg:x2="5.127cm" svg:y2="20.367cm" draw:start-shape="id10" draw:start-glue-point="2" draw:end-shape="id11" draw:end-glue-point="7" svg:d="M5286 18780v793h-159v794" svg:viewBox="0 0 160 1588">
          <text:p/>
        </draw:connector>
        <draw:connector draw:style-name="gr21" draw:text-style-name="P7" draw:layer="layout" svg:x1="5.127cm" svg:y1="22.59cm" svg:x2="4.651cm" svg:y2="24.177cm" draw:start-shape="id11" draw:start-glue-point="5" draw:end-shape="id12" draw:end-glue-point="0" svg:d="M5127 22590v793h-476v794" svg:viewBox="0 0 477 1588">
          <text:p/>
        </draw:connector>
        <draw:connector draw:style-name="gr22" draw:text-style-name="P7" draw:layer="layout" svg:x1="2.587cm" svg:y1="25.558cm" svg:x2="2.745cm" svg:y2="21.479cm" draw:start-shape="id12" draw:start-glue-point="3" draw:end-shape="id11" draw:end-glue-point="6" svg:d="M2587 25558h-1136v-4079h1294" svg:viewBox="0 0 1295 4080">
          <text:p/>
        </draw:connector>
        <draw:connector draw:style-name="gr23" draw:text-style-name="P7" draw:layer="layout" svg:x1="7.509cm" svg:y1="21.479cm" svg:x2="10.842cm" svg:y2="25.241cm" draw:start-shape="id11" draw:start-glue-point="4" draw:end-shape="id13" draw:end-glue-point="3" svg:d="M7509 21479h2064v3762h1269" svg:viewBox="0 0 3334 3763">
          <text:p/>
        </draw:connector>
        <draw:connector draw:style-name="gr24" draw:text-style-name="P7" draw:layer="layout" svg:x1="12.906cm" svg:y1="23.86cm" svg:x2="11.16cm" svg:y2="6.08cm" draw:start-shape="id13" draw:start-glue-point="0" draw:end-shape="id7" draw:end-glue-point="5" svg:d="M12906 23860v-8890h-1746v-8890" svg:viewBox="0 0 1747 17781">
          <text:p/>
        </draw:connector>
        <draw:frame draw:style-name="gr25" draw:text-style-name="P1" draw:layer="layout" svg:width="2.857cm" svg:height="0.962cm" svg:x="6.08cm" svg:y="6.715cm">
          <draw:text-box>
            <text:p>looping</text:p>
          </draw:text-box>
        </draw:frame>
        <draw:frame draw:style-name="gr1" draw:text-style-name="P1" draw:layer="layout" svg:width="1.907cm" svg:height="0.962cm" svg:x="14.323cm" svg:y="5.762cm">
          <draw:text-box>
            <text:p>done</text:p>
          </draw:text-box>
        </draw:frame>
        <draw:frame draw:style-name="gr1" draw:text-style-name="P1" draw:layer="layout" svg:width="2.538cm" svg:height="0.962cm" svg:x="1.635cm" svg:y="23.225cm">
          <draw:text-box>
            <text:p>looping</text:p>
          </draw:text-box>
        </draw:frame>
        <draw:frame draw:style-name="gr1" draw:text-style-name="P1" draw:layer="layout" svg:width="1.907cm" svg:height="0.962cm" svg:x="8.937cm" svg:y="23.542cm">
          <draw:text-box>
            <text:p>done</text:p>
          </draw:text-box>
        </draw:frame>
      </draw:page>
      <draw:page draw:name="page3" draw:style-name="dp1" draw:master-page-name="Default">
        <draw:frame draw:style-name="gr1" draw:text-style-name="P1" draw:layer="layout" svg:width="7.546cm" svg:height="0.962cm" svg:x="1.317cm" svg:y="1.317cm">
          <draw:text-box>
            <text:p>Create Stream Container</text:p>
          </draw:text-box>
        </draw:frame>
        <draw:custom-shape draw:style-name="gr11" draw:text-style-name="P3" xml:id="id14" draw:id="id14" draw:layer="layout" svg:width="5.397cm" svg:height="2.858cm" svg:x="7.985cm" svg:y="3.222cm">
          <text:p text:style-name="P2">Determine width relative to bgbox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9" xml:id="id15" draw:id="id15" draw:layer="layout" svg:width="5.397cm" svg:height="2.858cm" svg:x="7.985cm" svg:y="8.302cm">
          <text:p text:style-name="P2">Determine height relative to bgbox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9" xml:id="id16" draw:id="id16" draw:layer="layout" svg:width="5.397cm" svg:height="2.858cm" svg:x="7.985cm" svg:y="13.382cm">
          <text:p text:style-name="P2">determine name box position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7" draw:text-style-name="P6" xml:id="id17" draw:id="id17" draw:layer="layout" svg:width="5.397cm" svg:height="2.858cm" svg:x="7.985cm" svg:y="18.144cm">
          <text:p text:style-name="P2">determine container scroll position.</text:p>
          <text:p text:style-name="P2"/>
          <draw:enhanced-geometry svg:viewBox="0 0 21600 21600" draw:type="rectangle" draw:enhanced-path="M 0 0 L 21600 0 21600 21600 0 21600 0 0 Z N"/>
        </draw:custom-shape>
        <draw:connector draw:style-name="gr28" draw:text-style-name="P7" draw:layer="layout" svg:x1="10.683cm" svg:y1="6.08cm" svg:x2="10.683cm" svg:y2="8.302cm" draw:start-shape="id14" draw:start-glue-point="2" draw:end-shape="id15" draw:end-glue-point="0" svg:d="M10683 6080v2222" svg:viewBox="0 0 1 2223">
          <text:p/>
        </draw:connector>
        <draw:connector draw:style-name="gr29" draw:text-style-name="P7" draw:layer="layout" svg:x1="10.683cm" svg:y1="11.16cm" svg:x2="10.683cm" svg:y2="13.382cm" draw:start-shape="id15" draw:start-glue-point="2" draw:end-shape="id16" draw:end-glue-point="0" svg:d="M10683 11160v2222" svg:viewBox="0 0 1 2223">
          <text:p/>
        </draw:connector>
        <draw:connector draw:style-name="gr30" draw:text-style-name="P7" draw:layer="layout" svg:x1="10.683cm" svg:y1="16.24cm" svg:x2="10.683cm" svg:y2="18.144cm" draw:start-shape="id16" draw:start-glue-point="2" draw:end-shape="id17" draw:end-glue-point="0" svg:d="M10683 16240v1904" svg:viewBox="0 0 1 1905">
          <text:p/>
        </draw:connector>
      </draw:page>
      <draw:page draw:name="page4" draw:style-name="dp1" draw:master-page-name="Default">
        <draw:frame draw:style-name="gr1" draw:text-style-name="P1" draw:layer="layout" svg:width="6.204cm" svg:height="0.962cm" svg:x="1.635cm" svg:y="1.317cm">
          <draw:text-box>
            <text:p>Render visible steps</text:p>
          </draw:text-box>
        </draw:frame>
        <draw:custom-shape draw:style-name="gr11" draw:text-style-name="P3" xml:id="id18" draw:id="id18" draw:layer="layout" svg:width="5.397cm" svg:height="2.858cm" svg:x="1.952cm" svg:y="2.905cm">
          <text:p text:style-name="P2">Determine how many steps can show.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9" xml:id="id19" draw:id="id19" draw:layer="layout" svg:width="5.397cm" svg:height="2.858cm" svg:x="9.572cm" svg:y="2.905cm">
          <text:p text:style-name="P2">Determine horizontal scroll of steps to show.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9" xml:id="id20" draw:id="id20" draw:layer="layout" svg:width="5.397cm" svg:height="2.858cm" svg:x="9.89cm" svg:y="7.667cm">
          <text:p text:style-name="P2">Set all steps left of focus to the last operation.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6" draw:text-style-name="P9" xml:id="id21" draw:id="id21" draw:layer="layout" svg:width="5.397cm" svg:height="2.858cm" svg:x="9.89cm" svg:y="12.112cm">
          <text:p text:style-name="P2">Set all steps right of focus to the first operation.</text:p>
          <text:p text:style-name="P2"/>
          <draw:enhanced-geometry svg:viewBox="0 0 21600 21600" draw:type="rectangle" draw:enhanced-path="M 0 0 L 21600 0 21600 21600 0 21600 0 0 Z N"/>
        </draw:custom-shape>
        <draw:custom-shape draw:style-name="gr31" draw:text-style-name="P6" xml:id="id22" draw:id="id22" draw:layer="layout" svg:width="6.667cm" svg:height="3.81cm" svg:x="9.89cm" svg:y="16.557cm">
          <text:p text:style-name="P2">Set current step of focus to whatever the current op is.</text:p>
          <text:p text:style-name="P2"/>
          <draw:enhanced-geometry svg:viewBox="0 0 21600 21600" draw:type="rectangle" draw:enhanced-path="M 0 0 L 21600 0 21600 21600 0 21600 0 0 Z N"/>
        </draw:custom-shape>
        <draw:connector draw:style-name="gr32" draw:text-style-name="P7" draw:layer="layout" svg:x1="7.349cm" svg:y1="4.334cm" svg:x2="9.572cm" svg:y2="4.334cm" draw:start-shape="id18" draw:start-glue-point="1" draw:end-shape="id19" draw:end-glue-point="3" svg:d="M7349 4334h2223" svg:viewBox="0 0 2224 1">
          <text:p/>
        </draw:connector>
        <draw:connector draw:style-name="gr33" draw:text-style-name="P7" draw:layer="layout" svg:x1="12.27cm" svg:y1="5.763cm" svg:x2="12.588cm" svg:y2="7.667cm" draw:start-shape="id19" draw:start-glue-point="2" draw:end-shape="id20" draw:end-glue-point="0" svg:d="M12270 5763v952h318v952" svg:viewBox="0 0 319 1905">
          <text:p/>
        </draw:connector>
        <draw:connector draw:style-name="gr34" draw:text-style-name="P7" draw:layer="layout" svg:x1="12.588cm" svg:y1="10.525cm" svg:x2="12.588cm" svg:y2="12.112cm" draw:start-shape="id20" draw:start-glue-point="2" draw:end-shape="id21" draw:end-glue-point="0" svg:d="M12588 10525v1587" svg:viewBox="0 0 1 1588">
          <text:p/>
        </draw:connector>
        <draw:connector draw:style-name="gr35" draw:text-style-name="P7" draw:layer="layout" svg:x1="12.588cm" svg:y1="14.97cm" svg:x2="13.223cm" svg:y2="16.557cm" draw:start-shape="id21" draw:start-glue-point="2" draw:end-shape="id22" draw:end-glue-point="0" svg:d="M12588 14970v794h635v793" svg:viewBox="0 0 636 15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2T13:41:30.536378548</meta:creation-date>
    <meta:generator>LibreOffice/7.3.7.2$Linux_X86_64 LibreOffice_project/30$Build-2</meta:generator>
    <dc:date>2026-01-24T08:29:59.526316863</dc:date>
    <meta:editing-duration>PT4M35S</meta:editing-duration>
    <meta:editing-cycles>1</meta:editing-cycles>
    <meta:document-statistic meta:object-count="51"/>
  </office:meta>
</office:document-meta>
</file>